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cePerRequestFilterTests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OncePerRequestFilter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ncePerRequest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ePerRequestFilterTests.filterNested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cePerRequestFil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OncePerRequestFilter.shouldNotFilte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ePerRequestFilterTests.filter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ncePerRequestFilterTests.shouldNotFilterNested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ncePerRequestFilterTests.init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OncePerRequestFilter.doFilterNestedErrorDispatch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OncePerRequest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OncePerRequestFil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OncePerRequestFilter.setShouldNotFilterErrorDispatch( boolean shouldNotFilterErrorDisp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